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break-before="page"/>
      <style:text-properties style:font-name="Verdana" fo:font-size="10pt" style:font-size-asian="10pt" style:font-size-complex="10pt"/>
    </style:style>
    <style:style style:name="P4" style:family="paragraph" style:parent-style-name="Frame_20_contents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U.</text:p>
      <text:p text:style-name="P1"/>
      <text:p text:style-name="P1">History, Story &amp; Plot</text:p>
      <text:p text:style-name="P1"/>
      <text:p text:style-name="P1"/>
      <text:p text:style-name="P2">SHORT STORY DESCRIPTION :</text:p>
      <text:p text:style-name="P1"/>
      <text:p text:style-name="P1">The Player starts in a <office:annotation office:name="__Annotation__2016_380011616"><dc:creator>Ian Munster</dc:creator><dc:date>2018-08-19T17:45:06.61</dc:date><text:p text:style-name="P7"><text:span text:style-name="T3">Village Name:</text:span></text:p><text:p text:style-name="P7"><text:span text:style-name="T3">Kingdom:</text:span></text:p><text:p text:style-name="P7"><text:span text:style-name="T3">Liege Lord:</text:span></text:p></office:annotation>village<office:annotation-end office:name="__Annotation__2016_380011616"/>, recently born in a <office:annotation office:name="__Annotation__2014_380011616"><dc:creator>Ian Munster</dc:creator><dc:date>2018-08-19T17:41:41.62</dc:date><text:p text:style-name="P7"><text:span text:style-name="T3">Father : <text:s text:c="9"/>(name,age,craft)</text:span></text:p><text:p text:style-name="P7"><text:span text:style-name="T3">Mother : <text:s text:c="7"/></text:span><text:span text:style-name="T4">(name,age,craft)</text:span></text:p><text:p text:style-name="P7"><text:span text:style-name="T3">Eldest Brother :</text:span><text:span text:style-name="T3"><text:tab/></text:span><text:span text:style-name="T3"><text:tab/></text:span><text:span text:style-name="T4">,,</text:span></text:p><text:p text:style-name="P7"><text:span text:style-name="T3">Middle Brother : </text:span><text:span text:style-name="T3"><text:tab/></text:span><text:span text:style-name="T4">,,</text:span></text:p><text:p text:style-name="P7"><text:span text:style-name="T3">Sister :</text:span><text:span text:style-name="T3"><text:tab/></text:span><text:span text:style-name="T3"><text:tab/></text:span><text:span text:style-name="T3"><text:tab/></text:span><text:span text:style-name="T3"><text:tab/></text:span><text:span text:style-name="T3">,,</text:span></text:p><text:p text:style-name="P7"><text:span text:style-name="T3">Youngest Brother :</text:span><text:span text:style-name="T3"><text:tab/></text:span><text:span text:style-name="T3">,,</text:span><text:span text:style-name="T3"><text:line-break/></text:span><text:span text:style-name="T3">You :</text:span><text:span text:style-name="T3"><text:tab/></text:span><text:span text:style-name="T3"><text:tab/></text:span><text:span text:style-name="T3">Name, 0, Mage</text:span></text:p></office:annotation>family<office:annotation-end office:name="__Annotation__2014_380011616"/> of six, with you making seven total.</text:p>
      <text:p text:style-name="P1"/>
      <text:p text:style-name="P1">You grow up to be a <office:annotation office:name="__Annotation__2017_380011616"><dc:creator>Ian Munster</dc:creator><dc:date>2018-08-19T17:48:28.62</dc:date><text:p text:style-name="P7"><text:span text:style-name="T3">Starting Profession:</text:span></text:p><text:p text:style-name="P7"><text:span text:style-name="T3">(Good Tutorial profession?)</text:span></text:p></office:annotation>[...]<office:annotation-end office:name="__Annotation__2017_380011616"/> </text:p>
      <text:p text:style-name="P1"/>
      <text:p text:style-name="P1">Until</text:p>
      <text:p text:style-name="P1"><text:s/>? You <text:span text:style-name="T1">meet</text:span> a <text:span text:style-name="T1">Wizard</text:span>/Mage</text:p>
      <text:p text:style-name="P1"><text:s/>? <text:span text:style-name="T1">War</text:span> comes to your doorstep</text:p>
      <text:p text:style-name="P1"><text:s/>? You find <text:span text:style-name="T1">Mythical Creature</text:span> / Dragon?</text:p>
      <text:p text:style-name="P1"><text:s/>? Your two eldest <text:span text:style-name="T1">Brothers die</text:span> ?</text:p>
      <text:p text:style-name="P1"><text:s/>? You have to <text:span text:style-name="T1">defend</text:span> your Creature / HomeTown</text:p>
      <text:p text:style-name="P1"><text:s/>? You are <text:span text:style-name="T1">Needed</text:span> somewhere ?</text:p>
      <text:p text:style-name="P1"><text:s/>? You go to studie at <text:span text:style-name="T1">College</text:span> ?</text:p>
      <text:p text:style-name="P1"/>
      <text:p text:style-name="P1">You learn more about Appretice Mage Skills</text:p>
      <text:p text:style-name="P1">You learn more About the World; Start of your travels</text:p>
      <text:p text:style-name="P1"/>
      <text:p text:style-name="P1"/>
      <text:p text:style-name="P2">SHORT WORLD DESCRIPTION : </text:p>
      <text:p text:style-name="P1"/>
      <text:p text:style-name="P1">? Two Worlds "Upperworld" &amp; "Underworld" ?</text:p>
      <text:p text:style-name="P1"/>
      <text:p text:style-name="P1">? 6 Kingdoms, </text:p>
      <text:p text:style-name="P1">with King &amp; Queen, Vassalts &amp; Lords, LandOwners &amp; Craftsmen, Peasants &amp; Farmers</text:p>
      <text:p text:style-name="P1"/>
      <text:p text:style-name="P1">? 4 Races of Men ?</text:p>
      <text:p text:style-name="P1"/>
      <text:p text:style-name="P1"/>
      <text:p text:style-name="P2">MAIN CONFLICT / CALL TO ADVENTURE – SCETCH : </text:p>
      <text:p text:style-name="P1"/>
      <text:p text:style-name="P1">? Evil Indentity / Wizard / King / Underworld Ruler ?</text:p>
      <text:p text:style-name="P1">? War between Nations ?</text:p>
      <text:p text:style-name="P1">? Disruption in Force / Magicpower / World Balance ?</text:p>
      <text:p text:style-name="P1">? Suffering of Poor / Your Family and Friends ?</text:p>
      <text:p text:style-name="P1"/>
      <text:p text:style-name="P2"/>
      <text:p text:style-name="P2">ANTHAGONIST DESCRIPTION :<text:line-break/></text:p>
      <text:p text:style-name="P2"><text:span text:style-name="T2"/></text:p>
      <text:p text:style-name="P3">HISTORY</text:p>
      <text:p text:style-name="P1"><draw:frame draw:style-name="fr1" draw:name="Frame2" text:anchor-type="paragraph" svg:x="1.0201in" svg:y="0.1201in" fo:min-width="2.4992in" draw:z-index="0"><draw:text-box fo:min-height="1.4083in"><text:p text:style-name="P4"># Plot Point / Name:</text:p><text:p text:style-name="P4"/><text:p text:style-name="P4"># Description: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M56S</meta:editing-duration>
    <meta:editing-cycles>7</meta:editing-cycles>
    <meta:generator>OpenOffice/4.1.5$Win32 OpenOffice.org_project/415m1$Build-9789</meta:generator>
    <dc:date>2018-08-22T14:38:54.90</dc:date>
    <dc:creator>Ian Munster</dc:creator>
    <meta:document-statistic meta:table-count="0" meta:image-count="0" meta:object-count="0" meta:page-count="2" meta:paragraph-count="29" meta:word-count="193" meta:character-count="972"/>
    <meta:user-defined meta:name="Info 1"/>
    <meta:user-defined meta:name="Info 2"/>
    <meta:user-defined meta:name="Info 3"/>
    <meta:user-defined meta:name="Info 4"/>
  </office:meta>
</office:document-meta>
</file>